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38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4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4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language="ru" fo:country="RU" fo:font-style="italic" style:font-style-asian="italic" style:font-style-complex="italic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language="en" fo:country="US" style:font-size-asian="12pt" style:font-size-complex="12pt"/>
    </style:style>
    <style:style style:name="T32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3" style:family="text">
      <style:text-properties fo:font-size="12pt" fo:font-style="normal" style:font-size-asian="12pt" style:font-style-asian="normal" style:font-size-complex="12pt" style:font-style-complex="normal"/>
    </style:style>
    <style:style style:name="T34" style:family="text">
      <style:text-properties fo:color="#000000"/>
    </style:style>
    <style:style style:name="T35" style:family="text">
      <style:text-properties fo:color="#000000" fo:language="ru" fo:country="RU"/>
    </style:style>
    <style:style style:name="T36" style:family="text">
      <style:text-properties fo:color="#000000" fo:language="ru" fo:country="RU" fo:font-weight="bold" style:font-weight-asian="bold" style:font-weight-complex="bold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cd" fo:language="ru" fo:country="RU"/>
    </style:style>
    <style:style style:name="T49" style:family="text">
      <style:text-properties fo:color="#0000cd" fo:language="ru" fo:country="RU" fo:font-weight="bold" style:font-weight-asian="bold" style:font-weight-complex="bold"/>
    </style:style>
    <style:style style:name="T50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a52a2a" fo:language="ru" fo:country="RU"/>
    </style:style>
    <style:style style:name="T55" style:family="text">
      <style:text-properties fo:color="#ff3333"/>
    </style:style>
    <style:style style:name="T56" style:family="text">
      <style:text-properties fo:color="#ff3333" fo:language="ru" fo:country="RU"/>
    </style:style>
    <style:style style:name="T57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fo:color="#6600ff" fo:language="ru" fo:country="RU"/>
    </style:style>
    <style:style style:name="T61" style:family="text">
      <style:text-properties fo:color="#3333ff" fo:language="ru" fo:country="RU"/>
    </style:style>
    <style:style style:name="T62" style:family="text">
      <style:text-properties fo:color="#009900" fo:language="ru" fo:country="RU"/>
    </style:style>
    <style:style style:name="T63" style:family="text">
      <style:text-properties fo:color="#cc0000"/>
    </style:style>
    <style:style style:name="T64" style:family="text">
      <style:text-properties fo:color="#cc0000" fo:language="ru" fo:country="RU"/>
    </style:style>
    <style:style style:name="T65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color="#ff0000" fo:font-weight="bold" style:font-weight-asian="bold" style:font-weight-complex="bold"/>
    </style:style>
    <style:style style:name="T69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0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3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74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75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76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77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78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79" style:family="text">
      <style:text-properties fo:font-variant="normal" fo:text-transform="none" fo:letter-spacing="normal"/>
    </style:style>
    <style:style style:name="T80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1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letter-spacing="normal" fo:font-style="normal" style:font-style-asian="normal" style:font-style-complex="normal"/>
    </style:style>
    <style:style style:name="T83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6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87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89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0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style:font-name="Times New Roman" fo:letter-spacing="normal"/>
    </style:style>
    <style:style style:name="T94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5" style:family="text">
      <style:text-properties fo:font-variant="normal" fo:text-transform="none" style:font-name="Times New Roman" fo:letter-spacing="normal" fo:language="ru" fo:country="RU"/>
    </style:style>
    <style:style style:name="T96" style:family="text">
      <style:text-properties fo:font-variant="normal" fo:text-transform="none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font-size="18pt" fo:font-weight="bold" style:font-size-asian="18pt" style:font-weight-asian="bold" style:font-size-complex="18pt" style:font-weight-complex="bold"/>
    </style:style>
    <style:style style:name="T99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0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1" style:family="text">
      <style:text-properties fo:color="#0000ff" fo:font-size="18pt" style:font-size-asian="18pt" style:font-size-complex="18pt"/>
    </style:style>
    <style:style style:name="T102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3" style:family="text">
      <style:text-properties fo:color="#0000ff" fo:language="en" fo:country="US" fo:font-weight="bold" style:font-weight-asian="bold" style:font-weight-complex="bold"/>
    </style:style>
    <style:style style:name="T104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5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6" style:family="text">
      <style:text-properties fo:color="#9999ff" fo:language="en" fo:country="US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2">select </text:span>- <text:span text:style-name="T11">выбрать</text:span></text:p>
      <text:p text:style-name="P1">* - все колонки</text:p>
      <text:p text:style-name="P1"><text:span text:style-name="T20">1 select </text:span><text:span text:style-name="T21">* </text:span><text:span text:style-name="T20">from tableName </text:span><text:span text:style-name="T1">- </text:span>по умолчанию все строки</text:p>
      <text:p text:style-name="P1"><text:span text:style-name="T20">2 select top 10 </text:span><text:span text:style-name="T27">(strings)</text:span><text:span text:style-name="T20"> * from tableName</text:span><text:span text:style-name="T28"> </text:span><text:s text:c="4"/>- <text:span text:style-name="T12">первые 10 строк в </text:span><text:span text:style-name="T5">MSQL</text:span> </text:p>
      <text:p text:style-name="P1">* <text:span text:style-name="T20">select * from tableName limit 10</text:span>(strings) <text:span text:style-name="T1">- </text:span><text:span text:style-name="T12">первые 10 строк в </text:span><text:span text:style-name="T2">PostgresSQL</text:span></text:p>
      <text:p text:style-name="P1"><text:span text:style-name="T20">3 select top 45 percent </text:span><text:span text:style-name="T27">(strings)</text:span><text:span text:style-name="T20"> * from tableName</text:span> — для других систем запрос выполняется более сложночем в <text:s/><text:span text:style-name="T24">MSQL</text:span></text:p>
      <text:p text:style-name="P2">4 select columnName, columnName,.. <text:span text:style-name="T27">(or * select all column)</text:span> from tableName <text:span text:style-name="T27"><text:s/>- выбор нужных колонок в нужном порядке</text:span></text:p>
      <text:p text:style-name="P2">5 select top 10 <text:span text:style-name="T27">(strings) </text:span><text:span text:style-name="T1">columnName</text:span> * from tableName <text:span text:style-name="T1">- </text:span><text:span text:style-name="T12">первые 10 строк в</text:span><text:span text:style-name="T6"> </text:span><text:span text:style-name="T12">колонке <text:s/></text:span><text:span text:style-name="T7">MSQL</text:span><text:span text:style-name="T1"> </text:span></text:p>
      <text:p text:style-name="P3"><text:s/>*<text:span text:style-name="T20">select</text:span><text:span text:style-name="T27"> </text:span><text:span text:style-name="T2">columnName</text:span><text:span text:style-name="T20"> * from tableName </text:span><text:span text:style-name="T2">limit</text:span><text:span text:style-name="T14"> 10 </text:span><text:span text:style-name="T12">(strings) </text:span><text:span text:style-name="T14">- </text:span><text:span text:style-name="T12">первые 10 строк в колонке </text:span><text:span text:style-name="T2">PostgresSQL</text:span></text:p>
      <text:p text:style-name="P4"><text:span text:style-name="T2">** </text:span><text:span text:style-name="T15">через пробел от названия колонки можно написать ее псевдоним</text:span></text:p>
      <text:p text:style-name="P5"><text:span text:style-name="T20">--* </text:span><text:span text:style-name="T21">вычисления со столбцами</text:span></text:p>
      <text:p text:style-name="P7"><text:span text:style-name="T16">6 </text:span><text:span text:style-name="T19">select top 3 columnName </text:span><text:span text:style-name="T21">columnNickName, </text:span><text:span text:style-name="T19">numColumnNam</text:span><text:span text:style-name="T27">*/+-num</text:span><text:span text:style-name="T21"> columnNickName</text:span><text:span text:style-name="T12"> </text:span><text:span text:style-name="T19">from</text:span><text:span text:style-name="T27"> </text:span><text:span text:style-name="T19">tableName</text:span></text:p>
      <text:p text:style-name="P7"><text:span text:style-name="T19">* </text:span><text:span text:style-name="T12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12">* </text:span><text:span text:style-name="T19">select columnName </text:span><text:span text:style-name="T22">as</text:span><text:span text:style-name="T19"> </text:span><text:span text:style-name="T21">columnNickName == <text:s/></text:span><text:span text:style-name="T19">select columnName </text:span><text:span text:style-name="T21">columnNickName </text:span><text:span text:style-name="T12">поэтому </text:span><text:span text:style-name="T19">as</text:span><text:span text:style-name="T27"> </text:span><text:span text:style-name="T12">не используем</text:span></text:p>
      <text:p text:style-name="P8"><text:span text:style-name="T11">7 </text:span>select columName+' '+ columnName <text:s/><text:span text:style-name="T25">columnNickName </text:span>from tableName</text:p>
      <text:p text:style-name="P8">*<text:span text:style-name="T27"> +' '+ </text:span><text:span text:style-name="T12">разделитель между строковыми колонками</text:span></text:p>
      <text:p text:style-name="P8"><text:span text:style-name="T11">8 </text:span>select 10+15 == <text:s/>select 10+15 from tableName <text:span text:style-name="T12"><text:s/>запрос сработает как калькулятор</text:span></text:p>
      <text:p text:style-name="P8"><text:span text:style-name="T12">* <text:s/></text:span>select '10'+'15' —<text:span text:style-name="T12"> 1015 </text:span><text:span text:style-name="T26">MSQL</text:span><text:span text:style-name="T27"> </text:span><text:span text:style-name="T12">отработает по правилам строк</text:span></text:p>
      <text:p text:style-name="P8"><text:span text:style-name="T12">* </text:span><text:span text:style-name="T11">select '10'+'15' — </text:span><text:span text:style-name="T26">MySQL</text:span> <text:span text:style-name="T27">и</text:span><text:span text:style-name="T12">нтерпритирует строки как числа, если не может то заменяет строку на 0</text:span></text:p>
      <text:p text:style-name="P8"><text:span text:style-name="T11">* select '10'+'15' — </text:span><text:span text:style-name="T26">PostgresSQL</text:span> <text:span text:style-name="T12">считает что строки складывать нельзя о_О да ну нафиг...</text:span></text:p>
      <text:p text:style-name="P8"><text:span text:style-name="T12">* при запросе строковое значение надо обрамлять одинарными кавычками в </text:span><text:span text:style-name="T26">MSQL</text:span><text:span text:style-name="T27"> </text:span><text:span text:style-name="T12">одинарными, в других базах можно и двойными</text:span></text:p>
      <text:p text:style-name="P8"><text:span text:style-name="T101">concat</text:span><text:span text:style-name="T27"> – </text:span><text:span text:style-name="T12">конкатенация</text:span></text:p>
      <text:p text:style-name="P8"><text:span text:style-name="T11">select </text:span>concat (<text:span text:style-name="T11">columName,' ',columnName</text:span>)<text:span text:style-name="T11"> columnNickName from tableName</text:span></text:p>
      <text:p text:style-name="P8"><text:span text:style-name="T17">* select </text:span><text:span text:style-name="T11">concat (</text:span>first_name,<text:span text:style-name="T11">' ',</text:span>last_name,'-',sex<text:span text:style-name="T11">)</text:span><text:span text:style-name="T17"> </text:span><text:span text:style-name="T25">full_name</text:span><text:span text:style-name="T11"> </text:span><text:span text:style-name="T17">from </text:span><text:span text:style-name="T25">skill_managers – </text:span><text:span text:style-name="T17">функция во всех </text:span><text:span text:style-name="T26">SQL </text:span><text:span text:style-name="T17">работает адекватно,</text:span></text:p>
      <text:p text:style-name="P8"><text:span text:style-name="T17">* исключение — в </text:span><text:span text:style-name="T26">MSQL</text:span><text:span text:style-name="T25"> </text:span>concat<text:span text:style-name="T25"> </text:span><text:span text:style-name="T17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3">select </text:span><text:span text:style-name="T8">item_name, price_rub, cnt</text:span><text:span text:style-name="T1">, round((price_rub*cnt*85.30),2) </text:span><text:span text:style-name="T8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9">сумма от 1 до </text:span><text:span text:style-name="T30">aN = </text:span><text:span text:style-name="T1">(a1+an) * (n-1+1) / 2 </text:span></text:p>
      <text:p text:style-name="P12"/>
      <text:p text:style-name="P8">* where <text:span text:style-name="T11">условие</text:span></text:p>
      <text:p text:style-name="P8"><text:span text:style-name="T11">9 select </text:span><text:span text:style-name="T17">* </text:span><text:span text:style-name="T11">from tableName <text:s/></text:span>where <text:span text:style-name="T11">условие (соответствие строкам)</text:span></text:p>
      <text:p text:style-name="P8"><text:span text:style-name="T11">*</text:span><text:span text:style-name="T17"> </text:span><text:span text:style-name="T25">where —</text:span><text:span text:style-name="T17"> как и </text:span><text:span text:style-name="T25">boolean </text:span><text:span text:style-name="T17">равно или не равно так же <text:s/>&lt; или &gt; <text:s/>или =</text:span></text:p>
      <text:p text:style-name="P8"><text:span text:style-name="T17">* <text:s/></text:span><text:span text:style-name="T25">“not” - “!=” - “&lt;&gt; ” <text:s/>, and, or</text:span></text:p>
      <text:p text:style-name="P8"><text:span text:style-name="T25">* </text:span><text:span text:style-name="T17">очередность выполнения: в скобках, </text:span><text:span text:style-name="T25">not, and, or</text:span></text:p>
      <text:p text:style-name="P8"><text:span text:style-name="T25">*</text:span> select * from<text:span text:style-name="T25"> </text:span><text:span text:style-name="T11">tableName</text:span><text:span text:style-name="T25"> </text:span>where<text:span text:style-name="T25"> </text:span><text:span text:style-name="T11">columnName</text:span>=<text:span text:style-name="T25"> x and <text:s/></text:span><text:span text:style-name="T11">columnName</text:span><text:span text:style-name="T25">=x or...()</text:span></text:p>
      <text:p text:style-name="P9"/>
      <text:p text:style-name="P8"><text:span text:style-name="T25">* in == or <text:s/></text:span>select * from<text:span text:style-name="T25"> </text:span><text:span text:style-name="T11">tableName</text:span><text:span text:style-name="T25"> </text:span>where<text:span text:style-name="T25"> </text:span><text:span text:style-name="T11">columnName </text:span>in (x,y,z...)</text:p>
      <text:p text:style-name="P8">select * from<text:span text:style-name="T25"> </text:span><text:span text:style-name="T11">tableName</text:span><text:span text:style-name="T25"> </text:span>where<text:span text:style-name="T25"> not </text:span><text:span text:style-name="T11">columnName </text:span>in (x,y,z...)</text:p>
      <text:p text:style-name="P9">* between – <text:span text:style-name="T11">между границы включены </text:span></text:p>
      <text:p text:style-name="P9"><text:span text:style-name="T48">SELECT</text:span><text:span text:style-name="T35"> * </text:span><text:span text:style-name="T48">FROM</text:span><text:span text:style-name="T35"> </text:span><text:span text:style-name="T36">tableName</text:span><text:span text:style-name="T34"> </text:span><text:span text:style-name="T35"><text:s/></text:span><text:span text:style-name="T48">WHERE</text:span><text:span text:style-name="T35"> </text:span><text:span text:style-name="T36">columnName</text:span><text:span text:style-name="T35"> </text:span><text:span text:style-name="T48">BETWEEN</text:span><text:span text:style-name="T35"> </text:span><text:span text:style-name="T34">x</text:span><text:span text:style-name="T35"> </text:span><text:span text:style-name="T48">AND</text:span><text:span text:style-name="T35"> y</text:span></text:p>
      <text:p text:style-name="P14"/>
      <text:p text:style-name="P9"><text:span text:style-name="T35">* </text:span><text:span text:style-name="T99">Like </text:span><text:span text:style-name="T34">– </text:span><text:span text:style-name="T35">ищет паттерн в строке</text:span><text:span text:style-name="T11"> </text:span></text:p>
      <text:p text:style-name="P9">% - <text:span text:style-name="T11">любая последовательность символов любой длинны</text:span></text:p>
      <text:p text:style-name="P11">_ - один любой символ</text:p>
      <text:p text:style-name="P9"><text:span text:style-name="T48">SELECT</text:span><text:span text:style-name="T35"> * </text:span><text:span text:style-name="T48">FROM</text:span><text:span text:style-name="T35"> </text:span><text:span text:style-name="T36">tableName</text:span><text:span text:style-name="T35"> </text:span><text:span text:style-name="T48">WHERE</text:span><text:span text:style-name="T35"> </text:span><text:span text:style-name="T36">columnName</text:span><text:span text:style-name="T35"> </text:span><text:span text:style-name="T48">LIKE</text:span><text:span text:style-name="T35"> </text:span><text:span text:style-name="T54">'a%'</text:span><text:span text:style-name="T35">;</text:span><text:span text:style-name="T11"> <text:s/>- начинается на </text:span><text:span text:style-name="T56">а</text:span></text:p>
      <text:p text:style-name="P9"><text:soft-page-break/><text:span text:style-name="T48">SELECT</text:span><text:span text:style-name="T35"> * </text:span><text:span text:style-name="T48">FROM</text:span><text:span text:style-name="T35"> </text:span><text:span text:style-name="T36">tableName </text:span><text:span text:style-name="T48">WHERE</text:span><text:span text:style-name="T35"> </text:span><text:span text:style-name="T36">columnName</text:span><text:span text:style-name="T35"> <text:s/></text:span><text:span text:style-name="T48">LIKE</text:span><text:span text:style-name="T35"> </text:span><text:span text:style-name="T54">'_r%'</text:span><text:span text:style-name="T35">;</text:span><text:span text:style-name="T56"> <text:s/>- </text:span><text:span text:style-name="T35">второй символ </text:span><text:span text:style-name="T55">r <text:s/></text:span></text:p>
      <text:p text:style-name="P13">* <text:span text:style-name="T11">примеры</text:span></text:p>
      <text:p text:style-name="P13"><text:span text:style-name="T48">SELECT</text:span><text:span text:style-name="T11"> * </text:span><text:span text:style-name="T48">FROM</text:span><text:span text:style-name="T11"> skill_managers </text:span><text:span text:style-name="T48">WHERE</text:span><text:span text:style-name="T11"> a</text:span>ge<text:span text:style-name="T11"> </text:span><text:span text:style-name="T60">IN </text:span><text:span text:style-name="T11">(25,33,37,42)</text:span></text:p>
      <text:p text:style-name="P13"><text:span text:style-name="T48">SELECT</text:span><text:span text:style-name="T11"> * </text:span><text:span text:style-name="T48">FROM</text:span><text:span text:style-name="T11"> skill_managers </text:span><text:span text:style-name="T48">WHERE</text:span><text:span text:style-name="T11"> first_name </text:span><text:span text:style-name="T60">IN </text:span><text:span text:style-name="T11">('Piter','Kaiden','Lacey');,</text:span></text:p>
      <text:p text:style-name="P14"/>
      <text:p text:style-name="P14">**Сортировка <text:span text:style-name="T104">ORDER BY</text:span>**</text:p>
      <text:p text:style-name="P13">* order by —<text:span text:style-name="T11"> по умолчанию по возрастанию (</text:span>ASC) —<text:span text:style-name="T11"> можно не указывать, </text:span></text:p>
      <text:p text:style-name="P13"><text:span text:style-name="T11">* по убыванию </text:span>DESC (descending)</text:p>
      <text:p text:style-name="P13"><text:span text:style-name="T48">SELECT</text:span><text:span text:style-name="T11"> * </text:span><text:span text:style-name="T48">FROM</text:span><text:span text:style-name="T11"> </text:span><text:span text:style-name="T18">tableName </text:span><text:span text:style-name="T48"><text:s/></text:span>order by <text:s/><text:span text:style-name="T18">columnName </text:span><text:span text:style-name="T24">(ASC</text:span><text:span text:style-name="T18">)</text:span></text:p>
      <text:p text:style-name="P13"><text:span text:style-name="T49">SELECT</text:span><text:span text:style-name="T18"> * </text:span><text:span text:style-name="T49">FROM</text:span><text:span text:style-name="T18"> tableName </text:span><text:span text:style-name="T49"><text:s/></text:span><text:span text:style-name="T11">order by</text:span><text:span text:style-name="T18"> <text:s/>columnName </text:span><text:span text:style-name="T24">DESC </text:span><text:span text:style-name="T11"><text:s/>- по убыванию указывать обязательно!</text:span></text:p>
      <text:p text:style-name="P15"><text:span text:style-name="T11">**</text:span><text:span text:style-name="T61">select</text:span><text:span text:style-name="T11"> * </text:span><text:span text:style-name="T61">from</text:span><text:span text:style-name="T11"> skill_managers </text:span><text:span text:style-name="T61">where</text:span><text:span text:style-name="T11"> gender=‘F’ </text:span><text:span text:style-name="T62">order by</text:span><text:span text:style-name="T11"> age </text:span></text:p>
      <text:p text:style-name="P15"><text:span text:style-name="T11">**</text:span><text:span text:style-name="T61">select</text:span><text:span text:style-name="T11"> </text:span><text:span text:style-name="T63">top 5</text:span> <text:span text:style-name="T11">* </text:span><text:span text:style-name="T61">from</text:span><text:span text:style-name="T11"> skill_managers </text:span><text:span text:style-name="T61">where</text:span><text:span text:style-name="T11"> gender=‘F’ </text:span><text:span text:style-name="T62">order by</text:span><text:span text:style-name="T11"> age <text:s/>- для </text:span>MSQL</text:p>
      <text:p text:style-name="P15"><text:span text:style-name="T11">**</text:span><text:span text:style-name="T61">select</text:span><text:span text:style-name="T11"> * </text:span><text:span text:style-name="T61">from</text:span><text:span text:style-name="T11"> skill_managers </text:span><text:span text:style-name="T61">where</text:span><text:span text:style-name="T11"> gender=‘F’ </text:span><text:span text:style-name="T62">order by</text:span><text:span text:style-name="T11"> age </text:span><text:span text:style-name="T63">limit 5 —</text:span><text:span text:style-name="T64"> </text:span><text:span text:style-name="T11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99">len</text:span> – <text:span text:style-name="T28">MS SQL</text:span></text:p>
      <text:p text:style-name="P15"><text:span text:style-name="T24">length</text:span> – <text:span text:style-name="T28">PostrgresSQL and other</text:span></text:p>
      <text:p text:style-name="P15"><text:span text:style-name="T50">s</text:span><text:span text:style-name="T52">elect</text:span><text:span text:style-name="T50"> </text:span><text:span text:style-name="T18">len</text:span><text:span text:style-name="T11">('Длинна этой стрки') </text:span></text:p>
      <text:p text:style-name="P15"><text:span text:style-name="T50">s</text:span><text:span text:style-name="T52">electr</text:span><text:span text:style-name="T50"> </text:span><text:span text:style-name="T18">columnName, len</text:span><text:span text:style-name="T24">(</text:span><text:span text:style-name="T18">columnName</text:span><text:span text:style-name="T24">) </text:span><text:span text:style-name="T18">columnNickName <text:s/></text:span><text:span text:style-name="T24">f</text:span><text:span text:style-name="T18">rom tableName –</text:span><text:span text:style-name="T24"> </text:span><text:span text:style-name="T28">MS SQL</text:span></text:p>
      <text:p text:style-name="P15"><text:span text:style-name="T50">s</text:span><text:span text:style-name="T52">elect</text:span><text:span text:style-name="T50"> </text:span><text:span text:style-name="T18">columnName, </text:span><text:span text:style-name="T24">length(columnName)</text:span><text:span text:style-name="T28"> </text:span><text:span text:style-name="T18">columnNickName </text:span><text:span text:style-name="T65">FROM</text:span><text:span text:style-name="T13"> </text:span><text:span text:style-name="T18">tableName</text:span><text:span text:style-name="T13"> –</text:span><text:span text:style-name="T28"> PostgresSQL</text:span></text:p>
      <text:p text:style-name="P15"/>
      <text:p text:style-name="P15">** <text:span text:style-name="T11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5">MySQL </text:span><text:span text:style-name="T28">и </text:span><text:span text:style-name="T5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7">(⊙_⊙) </text:span></text:p>
      <text:p text:style-name="P6"><text:span text:style-name="T51">SELECT</text:span><text:span text:style-name="T38"> </text:span><text:span text:style-name="T105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66">FROM</text:span><text:span text:style-name="T38"> </text:span><text:span text:style-name="T41">tableName</text:span><text:span text:style-name="T40"> </text:span><text:span text:style-name="T51">WHERE</text:span><text:span text:style-name="T37"> </text:span><text:span text:style-name="T105">TRIM</text:span><text:span text:style-name="T57">(</text:span><text:span text:style-name="T59">columnName</text:span><text:span text:style-name="T57">)='</text:span><text:span text:style-name="T58">String</text:span><text:span text:style-name="T57">'</text:span><text:span text:style-name="T38"> (order by);</text:span></text:p>
      <text:p text:style-name="P17">**<text:span text:style-name="T100">upper</text:span>('string')='STRING' <text:s text:c="2"/>= <text:span text:style-name="T23">ucase</text:span> - MySQL</text:p>
      <text:p text:style-name="P17">**<text:span text:style-name="T100">lower</text:span>('STRING')='string' <text:s text:c="2"/>= <text:span text:style-name="T23">lcase</text:span> - MySQL</text:p>
      <text:p text:style-name="P18"><text:span text:style-name="T52">SELECT </text:span><text:span text:style-name="T5">case when</text:span><text:span text:style-name="T53"> </text:span><text:span text:style-name="T67">'A'='a'</text:span><text:span text:style-name="T53"> </text:span><text:span text:style-name="T8">then</text:span><text:span text:style-name="T53"> </text:span><text:span text:style-name="T67">'NOT CASE SENSITIVE'</text:span><text:span text:style-name="T53"> </text:span><text:span text:style-name="T8">else</text:span><text:span text:style-name="T53"> </text:span><text:span text:style-name="T67">'CASE SENSITIVE'</text:span><text:span text:style-name="T53"> END; - </text:span>запрос если то</text:p>
      <text:p text:style-name="P18"><text:span text:style-name="T28">**select upper(</text:span><text:span text:style-name="T24">columnName</text:span><text:span text:style-name="T28">) </text:span><text:span text:style-name="T24">columnNickName</text:span><text:span text:style-name="T7"> </text:span><text:span text:style-name="T28">, upper(</text:span><text:span text:style-name="T24">columnName</text:span><text:span text:style-name="T8">)</text:span><text:span text:style-name="T28"> </text:span><text:span text:style-name="T24">columnNickName</text:span><text:span text:style-name="T7"> </text:span></text:p>
      <text:p text:style-name="P18"><text:span text:style-name="T28"><text:s/>**from <text:s/></text:span><text:span text:style-name="T24">tableName</text:span></text:p>
      <text:p text:style-name="P19"/>
      <text:p text:style-name="P21"><text:span text:style-name="T98">SUBSTRING</text:span><text:span text:style-name="T24"> –</text:span><text:span text:style-name="T34"> к</text:span><text:span text:style-name="T35">огда надо выделить часть стоки. И распологаем данными о начальной позиции</text:span></text:p>
      <text:p text:style-name="P21"><text:span text:style-name="T35">** и можем расчитать его длинну - </text:span><text:span text:style-name="T36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5">**</text:span><text:span text:style-name="T42">SQL </text:span><text:span text:style-name="T36">доработает все сама</text:span></text:p>
      <text:p text:style-name="P16">*select substring('strSUBSTRINGing',4,9) – SUBSTRING</text:p>
      <text:p text:style-name="P15"><text:span text:style-name="T24">**</text:span><text:span text:style-name="T50">SELECT</text:span><text:span text:style-name="T24"> </text:span><text:span text:style-name="T18">columnName</text:span><text:span text:style-name="T24">, </text:span><text:span text:style-name="T68">substring</text:span><text:span text:style-name="T24">(</text:span><text:span text:style-name="T18">columnName</text:span><text:span text:style-name="T24">, len('</text:span><text:span text:style-name="T28">***</text:span><text:span text:style-name="T24">')+1, len(</text:span><text:span text:style-name="T18">columnName</text:span><text:span text:style-name="T24">)-len('</text:span><text:span text:style-name="T26">***</text:span><text:span text:style-name="T24">'))<text:line-break/>**</text:span><text:span text:style-name="T65">FROM</text:span><text:span text:style-name="T24"> </text:span><text:span text:style-name="T18">tableName</text:span><text:span text:style-name="T24"> </text:span><text:span text:style-name="T50">WHERE</text:span><text:span text:style-name="T24"> </text:span><text:span text:style-name="T18">columnName </text:span><text:span text:style-name="T24">like '</text:span><text:span text:style-name="T28">***</text:span><text:span text:style-name="T24">'</text:span></text:p>
      <text:p text:style-name="P15"><text:span text:style-name="T24">**</text:span><text:span text:style-name="T50">SELECT</text:span><text:span text:style-name="T24"> </text:span><text:span text:style-name="T18">columnName</text:span><text:span text:style-name="T24">, </text:span><text:span text:style-name="T68">substring</text:span><text:span text:style-name="T24">(</text:span><text:span text:style-name="T18">columnName</text:span><text:span text:style-name="T24">, </text:span><text:span text:style-name="T68">X </text:span><text:span text:style-name="T24">, len(</text:span><text:span text:style-name="T18">columnName</text:span><text:span text:style-name="T24">)) </text:span><text:span text:style-name="T65">FROM</text:span><text:span text:style-name="T24"> </text:span><text:span text:style-name="T18">tableName</text:span><text:span text:style-name="T24"> </text:span><text:span text:style-name="T50">WHERE</text:span><text:span text:style-name="T24"> </text:span><text:span text:style-name="T18">columnName </text:span><text:span text:style-name="T24">like '</text:span><text:span text:style-name="T28">***</text:span><text:span text:style-name="T24">' </text:span><text:span text:style-name="T68">X – </text:span><text:span text:style-name="T18">если известна стартовая позиция</text:span></text:p>
      <text:p text:style-name="P19"/>
      <text:p text:style-name="P19">ПОИСК подСТРОКИ</text:p>
      <text:list xml:id="list9174790112984368369" text:style-name="L1">
        <text:list-header>
          <text:p text:style-name="P41"><text:span text:style-name="T75">** Для </text:span><text:span text:style-name="T76">MS SQL</text:span><text:span text:style-name="T75">:</text:span><text:span text:style-name="T74"> </text:span><text:span text:style-name="Strong_20_Emphasis"><text:span text:style-name="T88">charindex</text:span></text:span><text:span text:style-name="T74">.</text:span></text:p>
          <text:p text:style-name="P41"><text:span text:style-name="T74">** </text:span><text:span text:style-name="T83">SELECT</text:span><text:span text:style-name="T74"> </text:span><text:span text:style-name="T80">columnName, </text:span><text:span text:style-name="T88">charindex(</text:span><text:span text:style-name="T74">'s</text:span><text:span text:style-name="T78">omething</text:span><text:span text:style-name="T74">', </text:span><text:span text:style-name="T80">columnName</text:span><text:span text:style-name="T74">) </text:span><text:span text:style-name="T80">columnNickName</text:span><text:span text:style-name="T82"> </text:span></text:p>
          <text:p text:style-name="P41"><text:span text:style-name="T77">** </text:span><text:span text:style-name="T90">FROM</text:span><text:span text:style-name="T74"> </text:span><text:span text:style-name="T80">tableName</text:span><text:span text:style-name="T74"> </text:span><text:span text:style-name="T83">WHERE</text:span><text:span text:style-name="T74"> </text:span><text:span text:style-name="T88">charindex(</text:span><text:span text:style-name="T74">'s</text:span><text:span text:style-name="T78">omething</text:span><text:span text:style-name="T74">', </text:span><text:span text:style-name="T80">columnName</text:span><text:span text:style-name="T74">)=</text:span><text:span text:style-name="T89">X (position) </text:span></text:p>
        </text:list-header>
      </text:list>
      <text:p text:style-name="P23"><text:span text:style-name="T93"><text:tab/><text:tab/><text:tab/><text:tab/><text:tab/><text:tab/> <text:s/></text:span><text:span text:style-name="T95">Что ищем <text:s text:c="3"/>Где ищем</text:span></text:p>
      <text:p text:style-name="P36"><text:span text:style-name="T69">** Для </text:span><text:span text:style-name="T70">MySQL</text:span><text:span text:style-name="T69">: </text:span><text:span text:style-name="Strong_20_Emphasis"><text:span text:style-name="T87">locate</text:span></text:span><text:span text:style-name="T87">, </text:span><text:span text:style-name="Strong_20_Emphasis"><text:span text:style-name="T87">instr </text:span></text:span><text:span text:style-name="T87">и </text:span><text:span text:style-name="Strong_20_Emphasis"><text:span text:style-name="T87">position</text:span></text:span><text:span text:style-name="T87">.</text:span></text:p>
      <text:p text:style-name="P24"><text:span text:style-name="T72">** </text:span><text:span text:style-name="T84">SELECT</text:span><text:span text:style-name="T72"> columnName </text:span><text:span text:style-name="T91">FROM</text:span><text:span text:style-name="T72"> tableName </text:span><text:span text:style-name="T84">WHERE</text:span><text:span text:style-name="T72"> </text:span><text:span text:style-name="T85">locate</text:span><text:span text:style-name="T86">(</text:span><text:span text:style-name="T72">'s</text:span><text:span text:style-name="T73">omething</text:span><text:span text:style-name="T72">', columnName)=</text:span><text:span text:style-name="T85">X (position) </text:span><text:span text:style-name="T86"><text:s text:c="39"/></text:span></text:p>
      <text:p text:style-name="P39"><text:span text:style-name="T72">** </text:span><text:span text:style-name="T84">SELECT</text:span><text:span text:style-name="T72"> columnName </text:span><text:span text:style-name="T91">FROM</text:span><text:span text:style-name="T72"> tableName </text:span><text:span text:style-name="T84">WHERE</text:span><text:span text:style-name="T72"> </text:span><text:span text:style-name="T85">instr</text:span><text:span text:style-name="T86">(</text:span><text:span text:style-name="T72">columnName, 's</text:span><text:span text:style-name="T73">omething</text:span><text:span text:style-name="T72">')=</text:span><text:span text:style-name="T85">X (position)</text:span></text:p>
      <text:p text:style-name="P40"><text:span text:style-name="T85"><text:tab/><text:tab/><text:tab/><text:tab/><text:tab/><text:tab/><text:tab/><text:tab/> <text:s text:c="10"/></text:span><text:span text:style-name="T95">Где ищем <text:s text:c="6"/>Что ищем </text:span></text:p>
      <text:p text:style-name="P38"><text:span text:style-name="T72">** </text:span><text:span text:style-name="T84">SELECT</text:span><text:span text:style-name="T72"> columnName </text:span><text:span text:style-name="T92">FROM</text:span><text:span text:style-name="T72"> tableName </text:span><text:span text:style-name="T84">WHERE</text:span><text:span text:style-name="T72"> </text:span><text:span text:style-name="T85">position</text:span><text:span text:style-name="T94">(</text:span><text:span text:style-name="T72">'something' </text:span><text:span text:style-name="T73">in columnName</text:span><text:span text:style-name="T72">)=</text:span><text:span text:style-name="T86">X (position)</text:span></text:p>
      <text:p text:style-name="P37"><text:soft-page-break/></text:p>
      <text:p text:style-name="P35"><text:span text:style-name="T69">**Для </text:span><text:span text:style-name="T70">PostgreSQ</text:span><text:span text:style-name="T69">L: </text:span><text:span text:style-name="Strong_20_Emphasis"><text:span text:style-name="T87">strpos </text:span></text:span><text:span text:style-name="T87">и </text:span><text:span text:style-name="Strong_20_Emphasis"><text:span text:style-name="T87">position</text:span></text:span><text:span text:style-name="T71">.</text:span></text:p>
      <text:p text:style-name="P34"><text:span text:style-name="T72">** </text:span><text:span text:style-name="T84">SELECT</text:span><text:span text:style-name="T72"> columnName </text:span><text:span text:style-name="T92">FROM</text:span><text:span text:style-name="T72"> tableName </text:span><text:span text:style-name="T84">WHERE</text:span><text:span text:style-name="T72"> </text:span><text:span text:style-name="T85">position</text:span><text:span text:style-name="T73">(</text:span><text:span text:style-name="T72">'something' </text:span><text:span text:style-name="T73">in columnName</text:span><text:span text:style-name="T72">)=</text:span><text:span text:style-name="T86">X (position)</text:span></text:p>
      <text:p text:style-name="P25"><text:span text:style-name="T72">** </text:span><text:span text:style-name="T84">SELECT</text:span><text:span text:style-name="T72"> columnName </text:span><text:span text:style-name="T92">FROM</text:span><text:span text:style-name="T72"> tableName </text:span><text:span text:style-name="T84">WHERE</text:span><text:span text:style-name="T72"> </text:span><text:span text:style-name="T86">s</text:span><text:span text:style-name="T85">trpos</text:span><text:span text:style-name="T86">(</text:span><text:span text:style-name="T72">columnName, 'something')=</text:span><text:span text:style-name="T86">X (position)</text:span></text:p>
      <text:p text:style-name="P28"/>
      <text:p text:style-name="P26"><text:span text:style-name="T94">Задание 1 <text:s/></text:span><text:a xlink:type="simple" xlink:href="https://dbfiddle.uk/?rdbms=sqlserver_2019&amp;fiddle=058086c61c201ab386c16c2117bc498d&amp;hide=1" text:style-name="Internet_20_link" text:visited-style-name="Visited_20_Internet_20_Link"><text:span text:style-name="T96">https://dbfiddle.uk/?rdbms=sqlserver_2019&amp;fiddle=058086c61c201ab386c16c2117bc498d&amp;hide=1</text:span></text:a></text:p>
      <text:p text:style-name="P29">1 select * from skill_countries order by population;</text:p>
      <text:p text:style-name="P29">2 select * from skill_countries order by population DESC;</text:p>
      <text:p text:style-name="P29">3 select * from skill_countries order by continent_id, population DESC;</text:p>
      <text:p text:style-name="P29">4 select * from skill_cities order by country_id, population DESC;</text:p>
      <text:p text:style-name="P29">country_id — 3, 10</text:p>
      <text:p text:style-name="P29">5 select * from skill_cities order by country_id,is_capital DESC,population DESC;</text:p>
      <text:p text:style-name="P29"/>
      <text:p text:style-name="P27"><text:span text:style-name="T93">Задание 2 </text:span><text:a xlink:type="simple" xlink:href="https://dbfiddle.uk/?rdbms=sqlserver_2019&amp;fiddle=333f85910101460551249e0082703f99&amp;hide=1" text:style-name="Internet_20_link" text:visited-style-name="Visited_20_Internet_20_Link"><text:span text:style-name="T97">https://dbfiddle.uk/?rdbms=sqlserver_2019&amp;fiddle=333f85910101460551249e0082703f99&amp;hide=1</text:span></text:a></text:p>
      <text:p text:style-name="P29">1 select top 1 * from skill_cities order by population DESC</text:p>
      <text:p text:style-name="P29">2 select top 1 * from skill_cities order by population</text:p>
      <text:p text:style-name="P29">3 select top 1 * from skill_cities where country_id=10 order by population</text:p>
      <text:p text:style-name="P29">4 select top 1 * from skill_cities where country_id=4 order by population DESC</text:p>
      <text:p text:style-name="P29">5 select * from skill_cities where is_capital=1 order by population DESC</text:p>
      <text:p text:style-name="P29"/>
      <text:p text:style-name="P27"><text:span text:style-name="T79">Задание 3</text:span><text:span text:style-name="T81"> </text:span><text:a xlink:type="simple" xlink:href="https://dbfiddle.uk/?rdbms=mysql_8.0&amp;fiddle=99ad4b8afaaa64d74270be12287256fb&amp;hide=1" text:style-name="Internet_20_link" text:visited-style-name="Visited_20_Internet_20_Link"><text:span text:style-name="T81">https://dbfiddle.uk/?rdbms=mysql_8.0&amp;fiddle=99ad4b8afaaa64d74270be12287256fb&amp;hide=1</text:span></text:a></text:p>
      <text:p text:style-name="P33">1 <text:s/>select first_name, length(first_name) len_first_name,<text:line-break/> <text:s text:c="3"/>trim(first_name) trim_first_name,<text:line-break/> <text:s text:c="3"/>length(trim(first_name)) len_trim_first_name<text:line-break/> <text:s text:c="3"/>from skill_customers </text:p>
      <text:p text:style-name="P33">2 <text:s/>select * from skill_customers <text:line-break/> <text:s text:c="3"/>where length(trim(first_name))=length(first_name)</text:p>
      <text:p text:style-name="P33">3 <text:s/>select * from skill_customers<text:line-break/> <text:s text:c="3"/>where NOT first_name LIKE ' %'<text:line-break/> <text:s text:c="3"/>and NOT first_name LIKE '% '</text:p>
      <text:p text:style-name="P29">4 <text:s/>https://dbfiddle.uk/?rdbms=sqlserver_2016&amp;fiddle=c3e12bdc3c4e029ec2896b10eded5c18&amp;hide=1</text:p>
      <text:p text:style-name="P32"><text:s text:c="3"/><text:span text:style-name="T27"><text:s/>select ltrim(rtrim(first_name)) first_name,<text:line-break/> <text:s text:c="3"/>ltrim(rtrim(last_name)) larst_name<text:line-break/> <text:s text:c="3"/>from skill_customers</text:span></text:p>
      <text:p text:style-name="P29"/>
      <text:p text:style-name="P33"><text:span text:style-name="T14">Задание </text:span><text:span text:style-name="T20">4</text:span> <text:s/>https://dbfiddle.uk/?rdbms=sqlserver_2019&amp;fiddle=5ee93397d4518f86e6840f0534964de8&amp;hide=1</text:p>
      <text:p text:style-name="P33"><text:s/>1 <text:s/>select CONCAT(UPPER(SUBSTRING(item_name,1,1)),<text:line-break/> <text:s text:c="3"/>LOWER(SUBSTRING(item_name,2,len(item_name)-1))) item_name,<text:line-break/> <text:s text:c="3"/>price_rub,cnt from skill_price</text:p>
      <text:p text:style-name="P29"><text:soft-page-break/></text:p>
      <text:p text:style-name="P29">2 <text:s/>select str_columns,<text:line-break/>trim(SUBSTRING(str_columns,1,3)) id,<text:line-break/>trim(SUBSTRING(str_columns,5,8)) first_name,<text:line-break/>trim(SUBSTRING(str_columns,14,13)) last_name,<text:line-break/>trim(SUBSTRING(str_columns,28,8)) age,<text:line-break/>trim(SUBSTRING(str_columns,37,1)) gender<text:line-break/>from skill_fix</text:p>
      <text:p text:style-name="P29"/>
      <text:p text:style-name="P29">3 select str_columns,<text:line-break/>trim(SUBSTRING(str_columns,1,3)) id,<text:line-break/>trim(SUBSTRING(str_columns,5,8)) first_name,<text:line-break/>trim(SUBSTRING(str_columns,14,13)) last_name,<text:line-break/>replace(trim(SUBSTRING(str_columns,28,8)),',','') age,<text:line-break/>trim(SUBSTRING(str_columns,37,1)) gender<text:line-break/>from skill_fix</text:p>
      <text:p text:style-name="P29"/>
      <text:p text:style-name="P32">Задание 5</text:p>
      <text:p text:style-name="P29"><text:span text:style-name="T8">MSSQL</text:span><text:span text:style-name="T2"> </text:span><text:a xlink:type="simple" xlink:href="https://dbfiddle.uk/?rdbms=sqlserver_2019&amp;fiddle=598cfc1e5ebf76e54f4187ee0bd606c9&amp;hide=1" text:style-name="Internet_20_link" text:visited-style-name="Visited_20_Internet_20_Link"><text:span text:style-name="T106">https://dbfiddle.uk/?rdbms=sqlserver_2019&amp;fiddle=598cfc1e5ebf76e54f4187ee0bd606c9&amp;hide=1</text:span></text:a></text:p>
      <text:p text:style-name="P31"><text:span text:style-name="T9">MySQL </text:span><text:a xlink:type="simple" xlink:href="https://dbfiddle.uk/?rdbms=mysql_8.0&amp;fiddle=2fe73842b687cb648e521645db7fba6a&amp;hide=1" text:style-name="Internet_20_link" text:visited-style-name="Visited_20_Internet_20_Link"><text:span text:style-name="T3">https://dbfiddle.uk/?rdbms=mysql_8.0&amp;fiddle=2fe73842b687cb648e521645db7fba6a&amp;hide=1</text:span></text:a></text:p>
      <text:p text:style-name="P30"><text:span text:style-name="T25">Заметил что в </text:span><text:span text:style-name="T10">MySQL locate, instr </text:span><text:span text:style-name="T25">и </text:span><text:span text:style-name="T10">position </text:span><text:span text:style-name="T25">не требуют указания позиции, как это необходимо делать в </text:span><text:span text:style-name="T10">MSSQL </text:span><text:span text:style-name="T25">и </text:span><text:span text:style-name="T10">Postgres</text:span></text:p>
      <text:p text:style-name="P30"><text:span text:style-name="T1">PostrgesSQL <text:s/></text:span><text:a xlink:type="simple" xlink:href="https://dbfiddle.uk/?rdbms=postgres_12&amp;fiddle=cf29175a6c4cbdd766d5c8aaa2e77376&amp;hide=1" text:style-name="Internet_20_link" text:visited-style-name="Visited_20_Internet_20_Link"><text:span text:style-name="T4">https://dbfiddle.uk/?rdbms=postgres_12&amp;fiddle=cf29175a6c4cbdd766d5c8aaa2e77376&amp;hide=1</text:span></text:a></text:p>
      <text:p text:style-name="P43"/>
      <text:p text:style-name="P43"/>
      <text:p text:style-name="P44">current_timestamp <text:span text:style-name="T1">–</text:span><text:span text:style-name="T31"> </text:span><text:span text:style-name="T43">возврат текущей даты и времени </text:span><text:span text:style-name="T1"><text:s/></text:span><text:span text:style-name="T44">YYYY-MM-DD</text:span></text:p>
      <text:p text:style-name="P46"><text:span text:style-name="T45">MS SQL</text:span></text:p>
      <text:p text:style-name="P44"><text:span text:style-name="T32">getdate() </text:span></text:p>
      <text:p text:style-name="P44"><text:span text:style-name="T32">getUTCdate() - UTC </text:span><text:span text:style-name="T33">время</text:span></text:p>
      <text:p text:style-name="P46"><text:span text:style-name="T45">MySQL</text:span></text:p>
      <text:p text:style-name="P45"><text:span text:style-name="T33">current_timestamp/() / now() / localtime/() / localtimestamp/() </text:span></text:p>
      <text:p text:style-name="P45"><text:span text:style-name="T33">utc_timestamp/()</text:span></text:p>
      <text:p text:style-name="P46"><text:span text:style-name="T45">PostgreSQL</text:span></text:p>
      <text:p text:style-name="P45"><text:span text:style-name="T33">current_timestamp</text:span><text:span text:style-name="T45"> – </text:span><text:span text:style-name="T46">указывает на часовой пояс +</text:span></text:p>
      <text:p text:style-name="P45"><text:span text:style-name="T33">now() / localtimestamp</text:span></text:p>
      <text:p text:style-name="P45"><text:span text:style-name="T45"><text:s/></text:span><text:span text:style-name="T33">localtime</text:span><text:span text:style-name="T45"> —</text:span><text:span text:style-name="T47"> </text:span><text:span text:style-name="T46">отображение ТОЛЬКО времен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dc:date>2022-07-18T20:36:35.18</dc:date>
    <meta:editing-duration>P1DT9H4M31S</meta:editing-duration>
    <meta:editing-cycles>54</meta:editing-cycles>
    <meta:document-statistic meta:table-count="0" meta:image-count="0" meta:object-count="0" meta:page-count="4" meta:paragraph-count="135" meta:word-count="1126" meta:character-count="8940"/>
  </office:meta>
</office:document-meta>
</file>